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3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4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69">proxfullbucketrou</text:p>
      <text:p text:style-name="P69"><text:tab/>ld (ix+room),255</text:p>
      <text:p text:style-name="P69"><text:tab/>ld a,(x)</text:p>
      <text:p text:style-name="P69"><text:tab/>sub 10</text:p>
      <text:p text:style-name="P69"><text:tab/>ld (x),a</text:p>
      <text:p text:style-name="P69"><text:tab/>ld a,2</text:p>
      <text:p text:style-name="P69"><text:tab/>ld (manurehere+var1),a</text:p>
      <text:p text:style-name="P69"><text:tab/>ld hl,throwwateronbeanmess</text:p>
      <text:p text:style-name="P69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69">proxbeanrou</text:p>
      <text:p text:style-name="P69"><text:tab/>ld (ix+room),255</text:p>
      <text:p text:style-name="P69"><text:tab/>ld hl,plantbeanmess</text:p>
      <text:p text:style-name="P69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21:24:19.682571573</dc:date>
    <meta:editing-duration>P2DT7H24M59S</meta:editing-duration>
    <meta:editing-cycles>192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